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T1"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ujet </text:h>
      <text:p text:style-name="Text_20_body">Note préliminaire : il est préférable de lire toutes les "étapes" en entier (en particulier les notes ou remarques) avant de commencer ce TP. </text:p>
      <text:h text:style-name="Heading_20_2" text:outline-level="2">Exercice 1 : dessiner un bouton</text:h>
      <text:h text:style-name="Heading_20_3" text:outline-level="3">1e Etape: Démarrage</text:h>
      <text:p text:style-name="Text_20_body">Créer un fichier Button.py avec votre éditeur de texte préféré</text:p>
      <text:p text:style-name="Text_20_body">Créer une fonction <text:span text:style-name="Emphasis">main(</text:span>args<text:span text:style-name="Emphasis">)</text:span> qui sera appelé à partir du point d'entrée du programme (<text:span text:style-name="Emphasis">if</text:span> __name__ == "__main__":)</text:p>
      <text:p text:style-name="Text_20_body">La méthode main doit instancier une <text:span text:style-name="Emphasis">QApplication</text:span>, instancier une <text:span text:style-name="Emphasis">QMainWindow</text:span>, afficher l'instance de QMainWindow, et executer la QApplication</text:p>
      <text:h text:style-name="Heading_20_3" text:outline-level="3">2e Etape: Classe CanvasButton</text:h>
      <text:p text:style-name="Text_20_body">Définir une classe <text:span text:style-name="Emphasis">CanvasButton</text:span> qui hérite de <text:span text:style-name="Emphasis">QWidget</text:span>. Dans la méthode main, instancier un objet de type CanvasButton et le définir comme centralWidget de l'instance de QMainWindow.</text:p>
      <text:p text:style-name="Text_20_body">Définir comme variables d'instance de CanvasButton une variable <text:span text:style-name="T1">bbox</text:span> de type <text:span text:style-name="Emphasis">QRect</text:span> qui décrira la bounding box du futur bouton que votre classe va dessiner (initialisez cette variable avec des dimensions arbitraires). Définir comme variable de classe une varible <text:span text:style-name="T1">defaultCol</text:span> de type QColor.</text:p>
      <text:p text:style-name="Text_20_body">Dans la classe CanvasButton, surcharger les méthodes <text:span text:style-name="Emphasis">mouseMoveEvent</text:span>, <text:span text:style-name="Emphasis">mousePressEvent</text:span> et <text:span text:style-name="Emphasis">mouseReleaseEvent</text:span> qui sont héritées de la classe QWidget (allez voir la documentation). Assurez-vous que ces méthodes sont bien appelées quand les évènements surviennent (par exemple avec des <text:span text:style-name="Emphasis">print()</text:span>.</text:p>
      <text:p text:style-name="Text_20_body">Surcharger la méthode <text:span text:style-name="Emphasis">paintEvent</text:span> héritée de QWidget pour qu'elle dessine une ellipse de couleur DefaultCol qui a <text:span text:style-name="T1">rect</text:span> comme BoundingBox. Dans les étapes suivantes, nous allons faire en sorte que cette ellipse se comporte comme un bouton cliquable.</text:p>
      <text:p text:style-name="Text_20_body">Définir une méthode <text:span text:style-name="Emphasis">cursorOnEllipse(self, point)</text:span> qui verifie si un point est contenu par lellipse.</text:p>
      <text:p text:style-name="Text_20_body">Définir une variable d'instance nommée <text:span text:style-name="T1">cursorOver</text:span> et de type booléen et modifier la méthode mouseMoveEvent pour qu'elle mette à jour la valeur de cursorOver à <text:span text:style-name="T1">True</text:span> quand le curseur survole l'ellipse, et à <text:span text:style-name="T1">False</text:span> sinon.</text:p>
      <text:h text:style-name="Heading_20_3" text:outline-level="3">3e Etape: Classe ButtonModel</text:h>
      <text:p text:style-name="Text_20_body">Créer un fichier <text:span text:style-name="Emphasis">ButtonModel</text:span> et y déclarer une classe du même nom et y définir les 4 variables de classe suivantes: <text:span text:style-name="T1">idle</text:span>, <text:span text:style-name="T1">hover</text:span>, <text:span text:style-name="T1">pressIn</text:span> et <text:span text:style-name="T1">pressOut</text:span> auxquelles vous attriburez des valeurs entières arbitraires. Définir une variable d'instance <text:span text:style-name="T1">state</text:span> dans le constructeur de la classe et l'initialiser à <text:span text:style-name="T1">idle</text:span>.</text:p>
      <text:p text:style-name="Text_20_body">L'objet <text:span text:style-name="T1">ButtonModel</text:span> a pour objectif de spécifier dans quel état va se trouver le bouton (l'ellipse) à un instant t. Ce modèle va correspondre à la machine à état suivante:</text:p>
      <text:p text:style-name="P1"><draw:frame draw:style-name="fr1" draw:name="images1" text:anchor-type="as-char" svg:width="1.997cm" svg:height="0.998cm" draw:z-index="0"><draw:image xlink:href="https://thomaspietrzak.com/teaching/IHM/fsm.gif" xlink:type="simple" xlink:show="embed" xlink:actuate="onLoad"/></draw:frame></text:p>
      <text:p text:style-name="Text_20_body">Définir une méthode pour chaque transition présente (vous devrez définir 4 méthodes) dans la machine à état et faire en sorte que la valeur de <text:span text:style-name="T1">state</text:span> change en fonction de la transition et de l'état courant.</text:p>
      <text:p text:style-name="Text_20_body"><text:soft-page-break/>Définir une méthode action qui sera appelée lorsque la machine à état traverse l'état <text:span text:style-name="T1">Action</text:span> et fera un print dans la console</text:p>
      <text:h text:style-name="Heading_20_3" text:outline-level="3">4e Etape: synchroniser ButtonModel et CanvasButton</text:h>
      <text:p text:style-name="Text_20_body">Ajouter une variable d'instance de type ButtonModel dans la classe CanvasButton</text:p>
      <text:p text:style-name="Text_20_body">Modifier les méthodes de gestion de évènements souris en sorte qu'elles appellent les méthodes correspondant aux transitions de l'objet <text:span text:style-name="Emphasis">ButtonModel</text:span>. Ainsi, la variable d'<text:span text:style-name="Emphasis">self.state</text:span> de l'instance de l'objet ButtonModel doit à tout instant correspondre à l'état actuel du bouton </text:p>
      <text:p text:style-name="Text_20_body">Définir deux variables de classes <text:span text:style-name="T1">hoverCol</text:span> et <text:span text:style-name="T1">pressCol</text:span> de type QColor qui vont correspondre aux différentes couleurs adoptées par le bouton.</text:p>
      <text:p text:style-name="Text_20_body">Modifier la méthode paintEvent pour que le bouton adopte la bonne couleur et au final le bon comportement, comme illustré ci-dessous:</text:p>
      <text:p text:style-name="P1"><draw:frame draw:style-name="fr1" draw:name="images2" text:anchor-type="as-char" svg:width="1.997cm" svg:height="0.998cm" draw:z-index="1"><draw:image xlink:href="https://thomaspietrzak.com/teaching/IHM/button.gif" xlink:type="simple" xlink:show="embed" xlink:actuate="onLoad"/></draw:frame></text:p>
      <text:h text:style-name="Heading_20_2" text:outline-level="2">Exercice 2 : Zone de dessin</text:h>
      <text:h text:style-name="Heading_20_3" text:outline-level="3">1e Etape: Créer un nouveau projet affichant une zone de dessin</text:h>
      <text:p text:style-name="Text_20_body">Créer un fichier CanvasDessin.py dans lequel vous déclarez et implémentez une classe <text:span text:style-name="Emphasis">CanvasDessin</text:span>. Pour l'instant cette classe ne fera pas grand chose : elle doit juste hériter de <text:span text:style-name="Emphasis">QWidget</text:span>. La taille par défaut d'un QWidget étant nulle (celle-ci étant calculée à partir des enfants qu'il contient), utiliser la méthode <text:span text:style-name="Emphasis">setMinimumSize</text:span>() pour imposer une taille adéquate. Créer un nouveau fichier Dessin.py dans lequel vous déclarerez une fonction main(args) qui sera appelé à partir du point d'entrée du programme (if __name__ == "__main__":).</text:p>
      <text:p text:style-name="Text_20_body">Créez également dans Dessin.py une classe <text:span text:style-name="Emphasis">Dessin</text:span> qui hérite de QMainWindow et qui a comme variable d'instance un objet <text:span text:style-name="Emphasis">CanvasDessin</text:span> qui lui est passé comme zone centrale. </text:p>
      <text:p text:style-name="Text_20_body">À l'image des exercices précédents, modifier la méthode <text:span text:style-name="T1">main</text:span> pour qu'elle instancie une application Qt, instancie un <text:span text:style-name="Emphasis">Dessin</text:span> et l'affiche. Tester. </text:p>
      <text:h text:style-name="Heading_20_3" text:outline-level="3">2e Etape: créer une classe Trace</text:h>
      <text:p text:style-name="Text_20_body">Creer une classe <text:span text:style-name="Emphasis">Trace</text:span> dans un fichier Trace.py, qui a une variable d'instance <text:span text:style-name="T1">points</text:span> (de type list), <text:span text:style-name="T1">width</text:span> (de type int) et <text:span text:style-name="T1">color</text:span> (de type Qcolor). Écrire le constructeur de la classe <text:span text:style-name="Emphasis">Trace</text:span>, qui permettra de spécifier en paramètre les valeurs initiales de <text:span text:style-name="T1">width</text:span> et une <text:span text:style-name="T1">color</text:span>. </text:p>
      <text:h text:style-name="Heading_20_3" text:outline-level="3">3e Etape: dessiner un tracé interactivement</text:h>
      <text:p text:style-name="Text_20_body">Modifier la classe zone de dessin de telle sorte que l'on puisse interactivement y dessiner des tracés (l'événement <text:span text:style-name="Emphasis">press</text:span> commence le segment, les évènements <text:span text:style-name="Emphasis">drag</text:span> le poursuivent, et le <text:span text:style-name="Emphasis">release</text:span> le termine). </text:p>
      <text:p text:style-name="Text_20_body">Pour cela, il faudra définir une variable d'instance de type list qui stockera les tracés (qui seront des objets de type <text:span text:style-name="Emphasis">Trace</text:span>) effectués à la souris. Il faudra également re-implémenter la méthode <text:span text:style-name="Emphasis">paintEvent</text:span> de la classe CanvasDessin pour qu'elle parcours la liste des Traces et les dessine à l'aide d'un objet <text:span text:style-name="Emphasis">QPainterPath</text:span>. </text:p>
      <text:h text:style-name="Heading_20_3" text:outline-level="3"><text:soft-page-break/>4e Etape: spécifier des attributs graphiques</text:h>
      <text:p text:style-name="Text_20_body">Rajouter à la classe CanvasDessin des variables d'instance et des fonctions permettant de modifier la couleur et l'épaisseur des prochains traits qui seront dessinés.</text:p>
      <text:h text:style-name="Heading_20_3" text:outline-level="3">5e Etape: choisir interactivement les attributs graphiques</text:h>
      <text:p text:style-name="Text_20_body">Modifiez l'interface graphique (normalement créée par la classe MainWindow ou similaire, pas par la classe de la zone de dessin) de telle sorte que l'on puisse régler interactivement les paramètres définis à la question précédente. Pour cela, ajouter une toolbar à la classe <text:span text:style-name="Emphasis">Dessin</text:span>. </text:p>
      <text:p text:style-name="Text_20_body">Pour la couleur du tracé, ajoutez à la toolbar une <text:span text:style-name="Emphasis">QAction</text:span> qui ouvre un <text:span text:style-name="Emphasis">QColorDialog</text:span> et recupère la valeur choisie par l'utilisateur pour la définir comme couleur à utiliser pour les tracés à venir. Pour l'epaisseur du tracé, ajoutez à la toolbar un <text:span text:style-name="Emphasis">QSlider</text:span>. Enfin, ajoutez également un <text:span text:style-name="Emphasis">QPushButton</text:span> qui permette d'effacer complètement le contenu du canvas. </text:p>
      <text:h text:style-name="Heading_20_3" text:outline-level="3">6e Etape: mettre à jour l'affichage du bouton qui permet de choisir la couleur</text:h>
      <text:p text:style-name="Text_20_body">En l'état actuel, l'action qui permet de spécifier la couleur du prochain tracé ne suggère pas cette couleur à l'utilisateur. Il lui est donc impossible de savoir de quelle couleur sera le tracé avant de l'avoir effectivement dessiné sur le canvas. </text:p>
      <text:p text:style-name="Text_20_body">Modifier votre programme pour que l'icone associée à l'action qui permet de choisir la couleur affiche la couleur courante. Pour cela, vous pourrez instancier un objet de type <text:span text:style-name="Emphasis">QPixMap</text:span> et utiliser la methode <text:span text:style-name="Emphasis">fill()</text:span> pour remplir cette QPixMap d'une couleur donnée. Vous pourrez ensuite instancier un objet <text:span text:style-name="Emphasis">QIcon</text:span> avec cette instance de <text:span text:style-name="Emphasis">QPixMap</text:span> pour faire en sorte que la toolbar suggère en permanence la couleur courant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08T22:53:31.02</meta:creation-date>
    <meta:document-statistic meta:table-count="0" meta:image-count="2" meta:object-count="0" meta:page-count="3" meta:paragraph-count="44" meta:word-count="1065" meta:character-count="6865"/>
    <dc:date>2020-03-08T22:53:48.66</dc:date>
    <meta:editing-duration>PT18S</meta:editing-duration>
    <meta:editing-cycles>1</meta:editing-cycles>
    <meta:generator>OpenOffice/4.1.6$Win32 OpenOffice.org_project/416m1$Build-9790</meta:generator>
  </office:meta>
</office:document-meta>
</file>